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56b87f" officeooo:paragraph-rsid="001d6f0b"/>
    </style:style>
    <style:style style:name="P2" style:family="paragraph" style:parent-style-name="Standard">
      <style:text-properties style:font-name="Arial" officeooo:rsid="00448431" officeooo:paragraph-rsid="001d6f0b"/>
    </style:style>
    <style:style style:name="P3" style:family="paragraph" style:parent-style-name="Standard">
      <style:text-properties style:font-name="Arial" officeooo:rsid="0059a26c" officeooo:paragraph-rsid="001d6f0b"/>
    </style:style>
    <style:style style:name="P4" style:family="paragraph" style:parent-style-name="Standard">
      <style:text-properties style:font-name="Arial" officeooo:rsid="0047ceda" officeooo:paragraph-rsid="001d6f0b"/>
    </style:style>
    <style:style style:name="P5" style:family="paragraph" style:parent-style-name="Standard">
      <style:text-properties style:font-name="Arial" officeooo:rsid="0057e02d" officeooo:paragraph-rsid="001d6f0b"/>
    </style:style>
    <style:style style:name="P6" style:family="paragraph" style:parent-style-name="Standard">
      <style:text-properties style:font-name="Arial" officeooo:rsid="001e45e3" officeooo:paragraph-rsid="001e45e3"/>
    </style:style>
    <style:style style:name="T1" style:family="text">
      <style:text-properties officeooo:rsid="0057e0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Das Standard Modell der Teilchenphysik beschreibt die fundamentalen Teilchen und ihre Wechelwirkungen miteinander.</text:p>
      <text:p text:style-name="P1">Die schwache Kraft liefert dabei die Möglichkeit über einen geladenen Strom den Flavor der Elementarteilchen zu ändern.</text:p>
      <text:p text:style-name="P1">Werden Theorien jenseits den Standard Modell betrachtet, so können Prozesse beschrieben werden, die über einen elektrisch neutralen Strom den Flavor ändern.</text:p>
      <text:p text:style-name="P1">Eine Möglichkeit ist die Änderung eines Top Quarks in ein Up oder Charm Quark unter der Wechselwirkung mit einem Photon.</text:p>
      <text:p text:style-name="P1">Solche hypothetische Prozesse sind in Zerfall und Produktion untersucht worden.</text:p>
      <text:p text:style-name="P1">In dieser Arbeit sollen diese Prozesse jedoch gemeinsam in nächstführender Ordnung (NLO) generiert werden.</text:p>
      <text:p text:style-name="P1">Dabei kann es zur Interferenz zwischen diesen Prozessen kommen, welche sich in den Verteilungen kinematischer Variablen kenntlich machen kann, <text:span text:style-name="T1">die es zu untersuchen gilt</text:span>.</text:p>
      <text:p text:style-name="P5"/>
      <text:p text:style-name="P1"/>
      <text:p text:style-name="P1"/>
      <text:p text:style-name="P1"/>
      <text:p text:style-name="P1">(Werden diese Prozesse jedoch in nächstführender Ordnung (NLO) gemeinsam generiert, so kann es zur Interferenz zwischen diesen Prozessen kommen, welche sich in den Verteilungen Kinematischer Variablen kenntlich machen kann. )</text:p>
      <text:p text:style-name="P1"/>
      <text:p text:style-name="P1"><text:soft-page-break/></text:p>
      <text:p text:style-name="P1"/>
      <text:p text:style-name="P6">The standard model of particle physics describes the fundamental particles and their interactions with each other.</text:p>
      <text:p text:style-name="P6">These interactions are described by the four fundamental forces.</text:p>
      <text:p text:style-name="P6">One of the forces is the weak interaction which allows to change the flavor of the quarks.</text:p>
      <text:p text:style-name="P6">Usually, this process is induced by a charged current by including the exchange of a W Boson.</text:p>
      <text:p text:style-name="P6">However, theories beyond the standard model allow flavor changing processes to occur using a neutral current (FCNC).</text:p>
      <text:p text:style-name="P6">One possible FCNC process includes a top quark changing flavor to an up or charm quark by radiating a photon.</text:p>
      <text:p text:style-name="P6">This vertex can either exist as a production mode for top quarks or as possible decay mode for $t \overline{t}$ processes.</text:p>
      <text:p text:style-name="P6">The focus of this study is use Monte Carlo generators to generate samples with both production and decay mode in next-to-leading order (NLO).</text:p>
      <text:p text:style-name="P6">Generating both processes simultaneously allows for interference effects between the two modes.</text:p>
      <text:p text:style-name="P6">This interference could lead to changes in the distribution of kinematic variables, allowing the interference to be measur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8:22:32.151179214</meta:creation-date>
    <dc:date>2017-12-07T21:09:29.007203129</dc:date>
    <meta:editing-duration>PT7H50M4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18" meta:word-count="319" meta:character-count="2158" meta:non-whitespace-character-count="1857"/>
  </office:meta>
</office:document-meta>
</file>